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Nimbus Sans L" style:font-name-asian="DejaVu Sans" style:font-name-complex="DejaVu Sans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4"/>
          <table:table-cell table:style-name="ce1"/>
          <table:table-cell table:style-name="ce4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 office:value-type="string">
            <text:p>NONE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GalleryFile</text:p>
          </table:table-cell>
          <table:table-cell table:number-columns-repeated="4"/>
        </table:table-row>
        <table:table-row table:style-name="ro1">
          <table:table-cell office:value-type="string">
            <text:p>WebGUI::Asset::File::GalleryFile::Photo</text:p>
          </table:table-cell>
          <table:table-cell table:number-columns-repeated="4"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6" office:value-type="string">
            <text:p>Comments Role</text:p>
          </table:table-cell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WebGU::Asset::Post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>
            <text:p>WebGU::Asset::Post::Thread</text:p>
          </table:table-cell>
          <table:table-cell/>
          <table:table-cell table:style-name="ce2"/>
          <table:table-cell table:style-name="ce7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6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EMSBadge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Ribb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table:style-name="ce3" office:value-type="string">
            <text:p>WebGUI::Asset::Sku::EMSTicket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Tok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tory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7"/>
          <table:table-cell table:style-name="ce5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</text:p>
          </table:table-cell>
          <table:table-cell table:style-name="ce6" office:value-type="string">
            <text:p>Rss Role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>
            <text:p>WebGUI::Asset::Wobject::Collaboration::Newslett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sh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EventManagementSystem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Gallery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GalleryAlbum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7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6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6" office:value-type="string">
            <text:p>Keyword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table:style-name="ce6"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7">02/17/2010</text:date>, <text:time>17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7T17:02:31</dc:date>
    <dc:creator>colink </dc:creator>
    <meta:editing-duration>PT37H57M50S</meta:editing-duration>
    <meta:editing-cycles>69</meta:editing-cycles>
    <meta:document-statistic meta:table-count="1" meta:cell-count="110" meta:object-count="0"/>
  </office:meta>
</office:document-meta>
</file>